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5.103cm"/>
    </style:style>
    <style:style style:name="Table1.B" style:family="table-column">
      <style:table-column-properties style:column-width="11.90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5.103cm"/>
    </style:style>
    <style:style style:name="Table2.B" style:family="table-column">
      <style:table-column-properties style:column-width="11.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1.307cm"/>
    </style:style>
    <style:style style:name="Table3.B" style:family="table-column">
      <style:table-column-properties style:column-width="2.096cm"/>
    </style:style>
    <style:style style:name="Table3.C" style:family="table-column">
      <style:table-column-properties style:column-width="1.492cm"/>
    </style:style>
    <style:style style:name="Table3.D" style:family="table-column">
      <style:table-column-properties style:column-width="1.399cm"/>
    </style:style>
    <style:style style:name="Table3.E" style:family="table-column">
      <style:table-column-properties style:column-width="1.304cm"/>
    </style:style>
    <style:style style:name="Table3.F" style:family="table-column">
      <style:table-column-properties style:column-width="1.7cm"/>
    </style:style>
    <style:style style:name="Table3.G" style:family="table-column">
      <style:table-column-properties style:column-width="1.702cm"/>
    </style:style>
    <style:style style:name="Table3.I" style:family="table-column">
      <style:table-column-properties style:column-width="1.815cm"/>
    </style:style>
    <style:style style:name="Table3.J" style:family="table-column">
      <style:table-column-properties style:column-width="1.095cm"/>
    </style:style>
    <style:style style:name="Table3.K" style:family="table-column">
      <style:table-column-properties style:column-width="1.607cm"/>
    </style:style>
    <style:style style:name="Table3.1" style:family="table-row">
      <style:table-row-properties style:min-row-height="1.492cm"/>
    </style:style>
    <style:style style:name="Table3.A1" style:family="table-cell">
      <style:table-cell-properties fo:padding="0.097cm" fo:border-left="0.05pt solid #000000" fo:border-right="none" fo:border-top="0.05pt solid #000000" fo:border-bottom="0.05pt solid #000000"/>
    </style:style>
    <style:style style:name="Table3.K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K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612c" officeooo:paragraph-rsid="0000612c"/>
    </style:style>
    <style:style style:name="P2" style:family="paragraph" style:parent-style-name="Standard">
      <style:paragraph-properties fo:text-align="justify" style:justify-single-word="false"/>
      <style:text-properties officeooo:rsid="0000612c" officeooo:paragraph-rsid="0001aa01"/>
    </style:style>
    <style:style style:name="P3" style:family="paragraph" style:parent-style-name="Standard">
      <style:paragraph-properties fo:text-align="center" style:justify-single-word="false"/>
      <style:text-properties fo:font-weight="bold" officeooo:rsid="0000612c" officeooo:paragraph-rsid="0000612c" style:font-weight-asian="bold" style:font-weight-complex="bold"/>
    </style:style>
    <style:style style:name="P4" style:family="paragraph" style:parent-style-name="Standard">
      <style:paragraph-properties fo:text-align="start" style:justify-single-word="false"/>
      <style:text-properties fo:font-weight="bold" officeooo:rsid="0001aa01" officeooo:paragraph-rsid="001ffd83" style:font-weight-asian="bold" style:font-weight-complex="bold"/>
    </style:style>
    <style:style style:name="P5" style:family="paragraph" style:parent-style-name="Standard">
      <style:paragraph-properties fo:text-align="start" style:justify-single-word="false"/>
      <style:text-properties fo:font-weight="bold" officeooo:rsid="0001aa01" officeooo:paragraph-rsid="00223862" style:font-weight-asian="bold" style:font-weight-complex="bold"/>
    </style:style>
    <style:style style:name="P6" style:family="paragraph" style:parent-style-name="Standard">
      <style:paragraph-properties fo:text-align="start" style:justify-single-word="false"/>
      <style:text-properties fo:font-weight="bold" officeooo:rsid="0001aa01" officeooo:paragraph-rsid="002311e8" style:font-weight-asian="bold" style:font-weight-complex="bold"/>
    </style:style>
    <style:style style:name="P7" style:family="paragraph" style:parent-style-name="Standard">
      <style:paragraph-properties fo:text-align="center" style:justify-single-word="false"/>
      <style:text-properties fo:font-weight="bold" officeooo:rsid="001048bf" officeooo:paragraph-rsid="001048bf" style:font-weight-asian="bold" style:font-weight-complex="bold"/>
    </style:style>
    <style:style style:name="P8" style:family="paragraph" style:parent-style-name="Standard">
      <style:paragraph-properties fo:text-align="center" style:justify-single-word="false"/>
      <style:text-properties fo:font-weight="bold" officeooo:rsid="001048bf" officeooo:paragraph-rsid="0011e8d3" style:font-weight-asian="bold" style:font-weight-complex="bold"/>
    </style:style>
    <style:style style:name="P9" style:family="paragraph" style:parent-style-name="Standard">
      <style:paragraph-properties fo:text-align="center" style:justify-single-word="false"/>
      <style:text-properties fo:font-weight="bold" officeooo:rsid="001048bf" officeooo:paragraph-rsid="001be7c6" style:font-weight-asian="bold" style:font-weight-complex="bold"/>
    </style:style>
    <style:style style:name="P10" style:family="paragraph" style:parent-style-name="Standard">
      <style:paragraph-properties fo:text-align="center" style:justify-single-word="false"/>
      <style:text-properties fo:font-weight="bold" officeooo:rsid="001048bf" officeooo:paragraph-rsid="002096c6" style:font-weight-asian="bold" style:font-weight-complex="bold"/>
    </style:style>
    <style:style style:name="P11" style:family="paragraph" style:parent-style-name="Standard">
      <style:paragraph-properties fo:text-align="start" style:justify-single-word="false"/>
      <style:text-properties fo:font-weight="bold" officeooo:rsid="001048bf" officeooo:paragraph-rsid="001048bf" style:font-weight-asian="bold" style:font-weight-complex="bold"/>
    </style:style>
    <style:style style:name="P12" style:family="paragraph" style:parent-style-name="Standard">
      <style:paragraph-properties fo:text-align="start" style:justify-single-word="false"/>
      <style:text-properties fo:font-weight="bold" officeooo:rsid="001048bf" officeooo:paragraph-rsid="001be7c6" style:font-weight-asian="bold" style:font-weight-complex="bold"/>
    </style:style>
    <style:style style:name="P13" style:family="paragraph" style:parent-style-name="Standard">
      <style:paragraph-properties fo:text-align="start" style:justify-single-word="false"/>
      <style:text-properties fo:font-weight="bold" officeooo:rsid="001048bf" officeooo:paragraph-rsid="002311e8" style:font-weight-asian="bold" style:font-weight-complex="bold"/>
    </style:style>
    <style:style style:name="P14" style:family="paragraph" style:parent-style-name="Standard">
      <style:text-properties fo:font-weight="bold" officeooo:rsid="001048bf" officeooo:paragraph-rsid="0008f0eb" style:font-weight-asian="bold" style:font-weight-complex="bold"/>
    </style:style>
    <style:style style:name="P15" style:family="paragraph" style:parent-style-name="Standard">
      <style:paragraph-properties fo:text-align="start" style:justify-single-word="false"/>
      <style:text-properties fo:font-weight="bold" officeooo:rsid="002662c3" officeooo:paragraph-rsid="002662c3" style:font-weight-asian="bold" style:font-weight-complex="bold"/>
    </style:style>
    <style:style style:name="P16" style:family="paragraph" style:parent-style-name="Standard">
      <style:paragraph-properties fo:text-align="start" style:justify-single-word="false"/>
      <style:text-properties fo:font-weight="bold" officeooo:rsid="002662c3" officeooo:paragraph-rsid="00337248" style:font-weight-asian="bold" style:font-weight-complex="bold"/>
    </style:style>
    <style:style style:name="P17" style:family="paragraph" style:parent-style-name="Standard">
      <style:text-properties officeooo:rsid="0001aa01" officeooo:paragraph-rsid="0001aa01"/>
    </style:style>
    <style:style style:name="P18" style:family="paragraph" style:parent-style-name="Standard">
      <style:text-properties officeooo:rsid="0001aa01" officeooo:paragraph-rsid="001048bf"/>
    </style:style>
    <style:style style:name="P19" style:family="paragraph" style:parent-style-name="Standard">
      <style:text-properties officeooo:rsid="0003f870" officeooo:paragraph-rsid="0003f870"/>
    </style:style>
    <style:style style:name="P20" style:family="paragraph" style:parent-style-name="Standard">
      <style:paragraph-properties fo:text-align="justify" style:justify-single-word="false"/>
      <style:text-properties officeooo:rsid="0003f870" officeooo:paragraph-rsid="0003f870"/>
    </style:style>
    <style:style style:name="P21" style:family="paragraph" style:parent-style-name="Standard" style:list-style-name="L10">
      <style:paragraph-properties fo:text-align="justify" style:justify-single-word="false"/>
      <style:text-properties officeooo:rsid="0003f870" officeooo:paragraph-rsid="0003f870"/>
    </style:style>
    <style:style style:name="P22" style:family="paragraph" style:parent-style-name="Standard">
      <style:paragraph-properties fo:text-align="justify" style:justify-single-word="false"/>
      <style:text-properties officeooo:rsid="0007554e" officeooo:paragraph-rsid="001048bf"/>
    </style:style>
    <style:style style:name="P23" style:family="paragraph" style:parent-style-name="Standard">
      <style:paragraph-properties fo:text-align="justify" style:justify-single-word="false"/>
      <style:text-properties officeooo:rsid="0007bbe2" officeooo:paragraph-rsid="0007bbe2"/>
    </style:style>
    <style:style style:name="P24" style:family="paragraph" style:parent-style-name="Standard">
      <style:paragraph-properties fo:text-align="justify" style:justify-single-word="false"/>
      <style:text-properties officeooo:rsid="0007bbe2" officeooo:paragraph-rsid="0018312d"/>
    </style:style>
    <style:style style:name="P25" style:family="paragraph" style:parent-style-name="Standard">
      <style:text-properties fo:font-size="8pt" officeooo:paragraph-rsid="0008f0eb" style:font-size-asian="8pt" style:font-size-complex="8pt"/>
    </style:style>
    <style:style style:name="P26" style:family="paragraph" style:parent-style-name="Standard">
      <style:text-properties fo:font-size="8pt" officeooo:paragraph-rsid="001048bf" style:font-size-asian="8pt" style:font-size-complex="8pt"/>
    </style:style>
    <style:style style:name="P27" style:family="paragraph" style:parent-style-name="Standard">
      <style:text-properties fo:font-size="8pt" fo:font-weight="normal" officeooo:rsid="001048bf" officeooo:paragraph-rsid="001aa1e7" style:font-size-asian="8pt" style:font-weight-asian="normal" style:font-size-complex="8pt" style:font-weight-complex="normal"/>
    </style:style>
    <style:style style:name="P28" style:family="paragraph" style:parent-style-name="Standard">
      <style:text-properties fo:font-size="8pt" fo:font-weight="normal" officeooo:rsid="001048bf" officeooo:paragraph-rsid="002096c6" style:font-size-asian="8pt" style:font-weight-asian="normal" style:font-size-complex="8pt" style:font-weight-complex="normal"/>
    </style:style>
    <style:style style:name="P29" style:family="paragraph" style:parent-style-name="Standard">
      <style:paragraph-properties fo:text-align="start" style:justify-single-word="false"/>
      <style:text-properties fo:font-size="8pt" fo:font-weight="normal" officeooo:rsid="001048bf" officeooo:paragraph-rsid="002096c6" style:font-size-asian="8pt" style:font-weight-asian="normal" style:font-size-complex="8pt" style:font-weight-complex="normal"/>
    </style:style>
    <style:style style:name="P30" style:family="paragraph" style:parent-style-name="Standard">
      <style:paragraph-properties fo:text-align="justify" style:justify-single-word="false"/>
      <style:text-properties officeooo:rsid="001048bf" officeooo:paragraph-rsid="001048bf"/>
    </style:style>
    <style:style style:name="P31" style:family="paragraph" style:parent-style-name="Standard">
      <style:paragraph-properties fo:text-align="justify" style:justify-single-word="false"/>
      <style:text-properties fo:font-weight="normal" officeooo:rsid="001ffd83" officeooo:paragraph-rsid="001ffd83" style:font-weight-asian="normal" style:font-weight-complex="normal"/>
    </style:style>
    <style:style style:name="P32" style:family="paragraph" style:parent-style-name="Standard">
      <style:paragraph-properties fo:text-align="start" style:justify-single-word="false"/>
      <style:text-properties fo:font-weight="normal" officeooo:rsid="002096c6" officeooo:paragraph-rsid="002096c6" style:font-weight-asian="normal" style:font-weight-complex="normal"/>
    </style:style>
    <style:style style:name="P33" style:family="paragraph" style:parent-style-name="Standard">
      <style:paragraph-properties fo:text-align="justify" style:justify-single-word="false"/>
      <style:text-properties fo:font-weight="normal" officeooo:rsid="002096c6" officeooo:paragraph-rsid="002096c6" style:font-weight-asian="normal" style:font-weight-complex="normal"/>
    </style:style>
    <style:style style:name="P34" style:family="paragraph" style:parent-style-name="Standard">
      <style:paragraph-properties fo:text-align="start" style:justify-single-word="false"/>
      <style:text-properties fo:font-weight="normal" officeooo:rsid="002311e8" officeooo:paragraph-rsid="002311e8" style:font-weight-asian="normal" style:font-weight-complex="normal"/>
    </style:style>
    <style:style style:name="P35" style:family="paragraph" style:parent-style-name="Standard">
      <style:paragraph-properties fo:text-align="start" style:justify-single-word="false"/>
      <style:text-properties fo:font-weight="normal" officeooo:rsid="0028455d" officeooo:paragraph-rsid="0028455d" style:font-weight-asian="normal" style:font-weight-complex="normal"/>
    </style:style>
    <style:style style:name="P36" style:family="paragraph" style:parent-style-name="Standard" style:list-style-name="L11">
      <style:paragraph-properties fo:text-align="start" style:justify-single-word="false"/>
      <style:text-properties fo:font-weight="normal" officeooo:rsid="0028455d" officeooo:paragraph-rsid="0028455d" style:font-weight-asian="normal" style:font-weight-complex="normal"/>
    </style:style>
    <style:style style:name="P37" style:family="paragraph" style:parent-style-name="Standard">
      <style:paragraph-properties fo:text-align="start" style:justify-single-word="false"/>
      <style:text-properties fo:font-weight="normal" officeooo:rsid="0028455d" officeooo:paragraph-rsid="00353440" style:font-weight-asian="normal" style:font-weight-complex="normal"/>
    </style:style>
    <style:style style:name="P38" style:family="paragraph" style:parent-style-name="Standard">
      <style:paragraph-properties fo:text-align="justify" style:justify-single-word="false"/>
      <style:text-properties fo:font-weight="normal" officeooo:rsid="0028455d" officeooo:paragraph-rsid="0028455d" style:font-weight-asian="normal" style:font-weight-complex="normal"/>
    </style:style>
    <style:style style:name="P39" style:family="paragraph" style:parent-style-name="Standard">
      <style:paragraph-properties fo:text-align="start" style:justify-single-word="false"/>
      <style:text-properties fo:font-weight="normal" officeooo:rsid="002907b4" officeooo:paragraph-rsid="002907b4" style:font-weight-asian="normal" style:font-weight-complex="normal"/>
    </style:style>
    <style:style style:name="P40" style:family="paragraph" style:parent-style-name="Standard">
      <style:paragraph-properties fo:text-align="start" style:justify-single-word="false"/>
      <style:text-properties fo:font-weight="normal" officeooo:rsid="00353440" officeooo:paragraph-rsid="00353440" style:font-weight-asian="normal" style:font-weight-complex="normal"/>
    </style:style>
    <style:style style:name="P41" style:family="paragraph" style:parent-style-name="Standard">
      <style:paragraph-properties fo:text-align="start" style:justify-single-word="false"/>
      <style:text-properties fo:font-weight="normal" officeooo:rsid="0035d603" officeooo:paragraph-rsid="0035d603" style:font-weight-asian="normal" style:font-weight-complex="normal"/>
    </style:style>
    <style:style style:name="P42" style:family="paragraph" style:parent-style-name="Standard">
      <style:paragraph-properties fo:text-align="center" style:justify-single-word="false"/>
      <style:text-properties fo:font-size="15pt" fo:font-weight="bold" officeooo:rsid="0000612c" officeooo:paragraph-rsid="0000612c" style:font-size-asian="15pt" style:font-weight-asian="bold" style:font-size-complex="15pt" style:font-weight-complex="bold"/>
    </style:style>
    <style:style style:name="P43" style:family="paragraph" style:parent-style-name="Standard">
      <style:paragraph-properties fo:text-align="start" style:justify-single-word="false"/>
      <style:text-properties fo:color="#ff3333" fo:font-weight="bold" officeooo:rsid="002311e8" officeooo:paragraph-rsid="002311e8" style:font-weight-asian="bold" style:font-weight-complex="bold"/>
    </style:style>
    <style:style style:name="P44"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45" style:family="paragraph" style:parent-style-name="Standard">
      <style:paragraph-properties fo:margin-left="0cm" fo:margin-right="0cm" fo:text-align="start" style:justify-single-word="false" fo:text-indent="0cm" style:auto-text-indent="false"/>
      <style:text-properties style:font-name="Monospace" fo:font-size="8pt" officeooo:paragraph-rsid="001048bf" style:font-size-asian="8pt" style:font-size-complex="8pt"/>
    </style:style>
    <style:style style:name="P4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7" style:family="paragraph" style:parent-style-name="Standard">
      <style:paragraph-properties fo:margin-left="0cm" fo:margin-right="0cm" fo:text-align="start" style:justify-single-word="false" fo:text-indent="0cm" style:auto-text-indent="false"/>
      <style:text-properties fo:font-size="8pt" officeooo:paragraph-rsid="000c002e" style:font-size-asian="8pt" style:font-size-complex="8pt"/>
    </style:style>
    <style:style style:name="P48" style:family="paragraph" style:parent-style-name="Standard">
      <style:paragraph-properties fo:margin-left="0cm" fo:margin-right="0cm" fo:text-align="start" style:justify-single-word="false" fo:text-indent="0cm" style:auto-text-indent="false"/>
      <style:text-properties fo:font-size="8pt" officeooo:paragraph-rsid="001048bf" style:font-size-asian="8pt" style:font-size-complex="8pt"/>
    </style:style>
    <style:style style:name="P49" style:family="paragraph" style:parent-style-name="Standard">
      <style:paragraph-properties fo:margin-left="0cm" fo:margin-right="0cm" fo:text-align="start" style:justify-single-word="false" fo:text-indent="0cm" style:auto-text-indent="false"/>
      <style:text-properties fo:font-size="8pt" officeooo:paragraph-rsid="001aa1e7" style:font-size-asian="8pt" style:font-size-complex="8pt"/>
    </style:style>
    <style:style style:name="P50" style:family="paragraph" style:parent-style-name="Standard">
      <style:paragraph-properties fo:margin-left="0cm" fo:margin-right="0cm" fo:text-align="start" style:justify-single-word="false" fo:text-indent="0cm" style:auto-text-indent="false"/>
      <style:text-properties fo:font-size="8pt" officeooo:paragraph-rsid="002096c6" style:font-size-asian="8pt" style:font-size-complex="8pt"/>
    </style:style>
    <style:style style:name="P51" style:family="paragraph" style:parent-style-name="Standard">
      <style:paragraph-properties fo:margin-left="0cm" fo:margin-right="0cm" fo:text-align="start" style:justify-single-word="false" fo:text-indent="0cm" style:auto-text-indent="false"/>
      <style:text-properties fo:font-size="8pt" officeooo:rsid="0003f870" officeooo:paragraph-rsid="001048bf" style:font-size-asian="8pt" style:font-size-complex="8pt"/>
    </style:style>
    <style:style style:name="P52" style:family="paragraph" style:parent-style-name="Standard">
      <style:paragraph-properties fo:margin-left="0cm" fo:margin-right="0cm" fo:text-align="start" style:justify-single-word="false" fo:text-indent="0cm" style:auto-text-indent="false"/>
      <style:text-properties fo:font-size="8pt" fo:font-weight="normal" officeooo:rsid="002096c6" officeooo:paragraph-rsid="002096c6" style:font-size-asian="8pt" style:font-weight-asian="normal" style:font-size-complex="8pt" style:font-weight-complex="normal"/>
    </style:style>
    <style:style style:name="P53" style:family="paragraph" style:parent-style-name="Table_20_Contents">
      <style:paragraph-properties fo:text-align="start" style:justify-single-word="false"/>
      <style:text-properties officeooo:rsid="002311e8" officeooo:paragraph-rsid="002311e8"/>
    </style:style>
    <style:style style:name="P54" style:family="paragraph" style:parent-style-name="Table_20_Contents">
      <style:paragraph-properties fo:text-align="start" style:justify-single-word="false"/>
      <style:text-properties officeooo:rsid="002311e8" officeooo:paragraph-rsid="0024d50e"/>
    </style:style>
    <style:style style:name="P55" style:family="paragraph" style:parent-style-name="Table_20_Contents">
      <style:paragraph-properties fo:text-align="start" style:justify-single-word="false"/>
      <style:text-properties fo:font-weight="bold" officeooo:rsid="002311e8" officeooo:paragraph-rsid="002311e8" style:font-weight-asian="bold" style:font-weight-complex="bold"/>
    </style:style>
    <style:style style:name="P56" style:family="paragraph" style:parent-style-name="Table_20_Contents">
      <style:paragraph-properties fo:text-align="start" style:justify-single-word="false"/>
      <style:text-properties fo:font-weight="bold" officeooo:rsid="002311e8" officeooo:paragraph-rsid="0024d50e" style:font-weight-asian="bold" style:font-weight-complex="bold"/>
    </style:style>
    <style:style style:name="P57" style:family="paragraph" style:parent-style-name="Table_20_Contents">
      <style:paragraph-properties fo:text-align="start" style:justify-single-word="false"/>
      <style:text-properties fo:font-weight="bold" officeooo:rsid="0024d50e" officeooo:paragraph-rsid="0024d50e" style:font-weight-asian="bold" style:font-weight-complex="bold"/>
    </style:style>
    <style:style style:name="P58" style:family="paragraph" style:parent-style-name="Table_20_Contents">
      <style:paragraph-properties fo:text-align="start" style:justify-single-word="false"/>
      <style:text-properties officeooo:rsid="0024d50e" officeooo:paragraph-rsid="0024d50e"/>
    </style:style>
    <style:style style:name="P59" style:family="paragraph" style:parent-style-name="Table_20_Contents">
      <style:paragraph-properties fo:text-align="start" style:justify-single-word="false"/>
      <style:text-properties fo:font-size="10pt" officeooo:rsid="00353440" officeooo:paragraph-rsid="00353440" style:font-size-asian="10pt" style:font-size-complex="10pt"/>
    </style:style>
    <style:style style:name="P60" style:family="paragraph" style:parent-style-name="Table_20_Contents">
      <style:paragraph-properties fo:text-align="start" style:justify-single-word="false"/>
      <style:text-properties fo:font-size="10pt" officeooo:rsid="003773c2" officeooo:paragraph-rsid="003773c2" style:font-size-asian="10pt" style:font-size-complex="10pt"/>
    </style:style>
    <style:style style:name="P61" style:family="paragraph" style:parent-style-name="Table_20_Contents">
      <style:paragraph-properties fo:text-align="start" style:justify-single-word="false"/>
      <style:text-properties fo:font-size="10pt" officeooo:rsid="003a9c69" officeooo:paragraph-rsid="003a9c69" style:font-size-asian="10pt" style:font-size-complex="10pt"/>
    </style:style>
    <style:style style:name="P62" style:family="paragraph" style:parent-style-name="Table_20_Contents">
      <style:paragraph-properties fo:text-align="start" style:justify-single-word="false"/>
      <style:text-properties fo:font-size="10pt" style:font-size-asian="10pt" style:font-size-complex="10pt"/>
    </style:style>
    <style:style style:name="P63" style:family="paragraph" style:parent-style-name="Table_20_Contents">
      <style:paragraph-properties fo:text-align="start" style:justify-single-word="false"/>
      <style:text-properties fo:font-size="10pt" officeooo:rsid="003b4543" officeooo:paragraph-rsid="003b4543" style:font-size-asian="10pt" style:font-size-complex="10pt"/>
    </style:style>
    <style:style style:name="P64" style:family="paragraph" style:parent-style-name="Table_20_Contents">
      <style:paragraph-properties fo:text-align="start" style:justify-single-word="false"/>
      <style:text-properties fo:font-size="10pt" officeooo:rsid="003c33de" officeooo:paragraph-rsid="003c33de" style:font-size-asian="10pt" style:font-size-complex="10pt"/>
    </style:style>
    <style:style style:name="P65" style:family="paragraph" style:parent-style-name="Table_20_Contents">
      <style:paragraph-properties fo:text-align="start" style:justify-single-word="false"/>
      <style:text-properties fo:font-size="10pt" fo:font-weight="bold" officeooo:rsid="003c33de" officeooo:paragraph-rsid="003c33de" style:font-size-asian="10pt" style:font-weight-asian="bold" style:font-size-complex="10pt" style:font-weight-complex="bold"/>
    </style:style>
    <style:style style:name="P6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49592" style:font-weight-asian="bold" style:font-weight-complex="bold"/>
    </style:style>
    <style:style style:name="T3" style:family="text">
      <style:text-properties fo:font-weight="bold" officeooo:rsid="001d1e64" style:font-weight-asian="bold" style:font-weight-complex="bold"/>
    </style:style>
    <style:style style:name="T4" style:family="text">
      <style:text-properties fo:font-weight="bold" officeooo:rsid="001ef828" style:font-weight-asian="bold" style:font-weight-complex="bold"/>
    </style:style>
    <style:style style:name="T5" style:family="text">
      <style:text-properties fo:font-weight="bold" officeooo:rsid="0020e199"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8f0e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1aa01"/>
    </style:style>
    <style:style style:name="T11" style:family="text">
      <style:text-properties officeooo:rsid="0003f870"/>
    </style:style>
    <style:style style:name="T12" style:family="text">
      <style:text-properties officeooo:rsid="0005b12c"/>
    </style:style>
    <style:style style:name="T13" style:family="text">
      <style:text-properties officeooo:rsid="0007554e"/>
    </style:style>
    <style:style style:name="T14" style:family="text">
      <style:text-properties officeooo:rsid="0007bbe2"/>
    </style:style>
    <style:style style:name="T15" style:family="text">
      <style:text-properties officeooo:rsid="0008f0eb"/>
    </style:style>
    <style:style style:name="T16" style:family="text">
      <style:text-properties fo:color="#7f0055" style:font-name="Monospace" fo:font-weight="bold" style:font-weight-asian="bold"/>
    </style:style>
    <style:style style:name="T17" style:family="text">
      <style:text-properties fo:color="#7f0055" style:font-name="Monospace" fo:font-weight="bold" officeooo:rsid="001048bf" style:font-weight-asian="bold"/>
    </style:style>
    <style:style style:name="T18" style:family="text">
      <style:text-properties fo:color="#7f0055" style:font-name="Monospace" fo:font-weight="bold" officeooo:rsid="001aa1e7" style:font-weight-asian="bold"/>
    </style:style>
    <style:style style:name="T19" style:family="text">
      <style:text-properties fo:color="#7f0055" style:font-name="Monospace" fo:font-weight="bold" officeooo:rsid="002096c6" style:font-weight-asian="bold"/>
    </style:style>
    <style:style style:name="T20" style:family="text">
      <style:text-properties fo:color="#000000" style:font-name="Monospace"/>
    </style:style>
    <style:style style:name="T21" style:family="text">
      <style:text-properties fo:color="#000000" style:font-name="Monospace" officeooo:rsid="001048bf"/>
    </style:style>
    <style:style style:name="T22" style:family="text">
      <style:text-properties fo:color="#000000" style:font-name="Monospace" officeooo:rsid="002096c6"/>
    </style:style>
    <style:style style:name="T23" style:family="text">
      <style:text-properties fo:color="#3f7f5f" style:font-name="Monospace"/>
    </style:style>
    <style:style style:name="T24" style:family="text">
      <style:text-properties fo:color="#3f7f5f" style:font-name="Monospace" officeooo:rsid="000d955c"/>
    </style:style>
    <style:style style:name="T25" style:family="text">
      <style:text-properties fo:color="#3f7f5f" style:font-name="Monospace" officeooo:rsid="001048bf"/>
    </style:style>
    <style:style style:name="T26" style:family="text">
      <style:text-properties fo:color="#2a00ff" style:font-name="Monospace"/>
    </style:style>
    <style:style style:name="T27" style:family="text">
      <style:text-properties officeooo:rsid="0011e8d3"/>
    </style:style>
    <style:style style:name="T28" style:family="text">
      <style:text-properties fo:font-style="normal" officeooo:rsid="0008f0eb" style:font-style-asian="normal" style:font-style-complex="normal"/>
    </style:style>
    <style:style style:name="T29" style:family="text">
      <style:text-properties fo:font-style="normal" officeooo:rsid="0012ec87" style:font-style-asian="normal" style:font-style-complex="normal"/>
    </style:style>
    <style:style style:name="T30" style:family="text">
      <style:text-properties fo:font-style="normal" fo:font-weight="bold" officeooo:rsid="0012ec87" style:font-style-asian="normal" style:font-weight-asian="bold" style:font-style-complex="normal" style:font-weight-complex="bold"/>
    </style:style>
    <style:style style:name="T31" style:family="text">
      <style:text-properties officeooo:rsid="00149592"/>
    </style:style>
    <style:style style:name="T32" style:family="text">
      <style:text-properties officeooo:rsid="001be7c6"/>
    </style:style>
    <style:style style:name="T33" style:family="text">
      <style:text-properties officeooo:rsid="001ffd83"/>
    </style:style>
    <style:style style:name="T34" style:family="text">
      <style:text-properties officeooo:rsid="002096c6"/>
    </style:style>
    <style:style style:name="T35" style:family="text">
      <style:text-properties officeooo:rsid="0020e199"/>
    </style:style>
    <style:style style:name="T36" style:family="text">
      <style:text-properties officeooo:rsid="002311e8"/>
    </style:style>
    <style:style style:name="T37" style:family="text">
      <style:text-properties fo:font-weight="normal" style:font-weight-asian="normal" style:font-weight-complex="normal"/>
    </style:style>
    <style:style style:name="T38" style:family="text">
      <style:text-properties officeooo:rsid="0024d50e"/>
    </style:style>
    <style:style style:name="T39" style:family="text">
      <style:text-properties officeooo:rsid="002662c3"/>
    </style:style>
    <style:style style:name="T40" style:family="text">
      <style:text-properties officeooo:rsid="002907b4"/>
    </style:style>
    <style:style style:name="T41" style:family="text">
      <style:text-properties officeooo:rsid="002b0255"/>
    </style:style>
    <style:style style:name="T42" style:family="text">
      <style:text-properties officeooo:rsid="003210a1"/>
    </style:style>
    <style:style style:name="T43" style:family="text">
      <style:text-properties officeooo:rsid="0035d6a3"/>
    </style:style>
    <style:style style:name="T44" style:family="text">
      <style:text-properties officeooo:rsid="003b4543"/>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169cm" fo:margin-left="1.101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draw:fill="solid" draw:fill-color="#ffd320" draw:textarea-horizontal-align="center" draw:textarea-vertical-align="middle" style:run-through="foreground"/>
    </style:style>
    <style:style style:name="gr4" style:family="graphic">
      <style:graphic-properties draw:fill="solid" draw:fill-color="#ff9999"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Local Resilient Store</text:p>
      <text:p text:style-name="P3"/>
      <text:p text:style-name="P1">This document describes the design of a resilient store that can survive multiple place failures. </text:p>
      <text:p text:style-name="P1"/>
      <text:p text:style-name="P2">Each place has a <text:span text:style-name="T6">virtual place id</text:span> that represents its location in the <text:span text:style-name="T10">application's</text:span> place-group. <text:span text:style-name="T10">Spare places can be used to replace main places. In that case, a spare place uses the same virtual place id of the dead place.</text:span></text:p>
      <text:p text:style-name="P2"/>
      <text:p text:style-name="P2">Each place has a master store that contains the place resilient data, and a slave store that contains another place's resilient data. <text:span text:style-name="T11">Spare places don't have any stores until they are used in the computation.</text:span></text:p>
      <text:p text:style-name="P2"/>
      <text:p text:style-name="P23">Each place puts and gets its own data. If P0 needs to put data at place 1, it must shift to place 1 using <text:span text:style-name="T1">at</text:span> before putting that data.</text:p>
      <text:p text:style-name="P1"/>
      <text:p text:style-name="P1"><draw:g text:anchor-type="paragraph" draw:z-index="0" draw:style-name="gr1"><draw:rect draw:style-name="gr2" draw:text-style-name="P66" svg:width="4.518cm" svg:height="2.514cm" svg:x="6.659cm" svg:y="0.123cm"><text:p/></draw:rect><draw:rect draw:style-name="gr3" draw:text-style-name="P66" svg:width="1.74cm" svg:height="1.135cm" svg:x="9.153cm" svg:y="0.998cm"><text:p text:style-name="P66">P0-slave</text:p></draw:rect><draw:rect draw:style-name="gr4" draw:text-style-name="P66" svg:width="1.74cm" svg:height="1.135cm" svg:x="6.996cm" svg:y="0.994cm"><text:p text:style-name="P66">P1-master</text:p></draw:rect><draw:rect draw:style-name="gr4" draw:text-style-name="P66" svg:width="4.518cm" svg:height="0.451cm" svg:x="6.659cm" svg:y="0.123cm"><text:p text:style-name="P66">P1</text:p></draw:rect></draw:g><draw:g text:anchor-type="paragraph" draw:z-index="1" draw:style-name="gr1"><draw:rect draw:style-name="gr2" draw:text-style-name="P66" svg:width="4.518cm" svg:height="2.514cm" svg:x="1.196cm" svg:y="0.108cm"><text:p/></draw:rect><draw:rect draw:style-name="gr3" draw:text-style-name="P66" svg:width="1.74cm" svg:height="1.135cm" svg:x="1.706cm" svg:y="1.087cm"><text:p text:style-name="P66">P0-master</text:p></draw:rect><draw:rect draw:style-name="gr4" draw:text-style-name="P66" svg:width="1.74cm" svg:height="1.135cm" svg:x="3.708cm" svg:y="1.083cm"><text:p text:style-name="P66">P1-slave</text:p></draw:rect><draw:rect draw:style-name="gr3" draw:text-style-name="P66" svg:width="4.518cm" svg:height="0.451cm" svg:x="1.196cm" svg:y="0.108cm"><text:p text:style-name="P66">P0</text:p></draw:rect></draw:g><draw:g text:anchor-type="paragraph" draw:z-index="2" draw:style-name="gr1"><draw:rect draw:style-name="gr2" draw:text-style-name="P66" svg:width="4.518cm" svg:height="2.514cm" svg:x="11.705cm" svg:y="0.086cm"><text:p/></draw:rect><draw:rect draw:style-name="gr5" draw:text-style-name="P66" svg:width="4.518cm" svg:height="0.451cm" svg:x="11.705cm" svg:y="0.086cm"><text:p text:style-name="P66">Spare Place</text:p></draw:rect></draw:g></text:p>
      <text:p text:style-name="P1"/>
      <text:p text:style-name="P1"/>
      <text:p text:style-name="P1"/>
      <text:p text:style-name="P1"/>
      <text:p text:style-name="P17"/>
      <text:p text:style-name="P19"><text:span text:style-name="T3">I. </text:span><text:span text:style-name="T1">Resilient Store Coordinator</text:span></text:p>
      <text:p text:style-name="P20">The coordinator of the resilient store is <text:span text:style-name="T6">a single place</text:span> that performs the following:</text:p>
      <text:list xml:id="list466059724138329662" text:style-name="L10">
        <text:list-item>
          <text:p text:style-name="P21">Creates the resilient store data structures at all places (i.e. master stores, slave stores, null stores at spare places)</text:p>
        </text:list-item>
        <text:list-item>
          <text:p text:style-name="P21">Keeps a map of the location of the slave place of each virtual place.</text:p>
        </text:list-item>
        <text:list-item>
          <text:p text:style-name="P21">Receives control from the application when a failure occurs to recover <text:span text:style-name="T13">dead</text:span> places.</text:p>
        </text:list-item>
        <text:list-item>
          <text:p text:style-name="P21">Performs the following recovery steps:</text:p>
          <text:list>
            <text:list-item>
              <text:p text:style-name="P21">Identifies <text:span text:style-name="T12">dead</text:span> places</text:p>
            </text:list-item>
            <text:list-item>
              <text:p text:style-name="P21">Identifies places that contain slave stores for th<text:span text:style-name="T12">at</text:span> dead places</text:p>
            </text:list-item>
            <text:list-item>
              <text:p text:style-name="P21"><text:span text:style-name="T6">Recovers any pending transactions at a slave who lost its master before committing</text:span>. <text:tab/><text:tab/>Since the master is dead, the coordinator should be able to decide whether to commit <text:tab/><text:tab/>or rollback a pending transaction.</text:p>
            </text:list-item>
            <text:list-item>
              <text:p text:style-name="P21">Replaces the dead place with a spare place. The spare place copies the 'slave store' of <text:tab/><text:tab/>the dead place to be its master store. The dead place must have owned a slave store <text:tab/><text:tab/>for another place. The spare place will copy that place's master store to serve as its <text:tab/><text:tab/>slave in the future.</text:p>
            </text:list-item>
          </text:list>
        </text:list-item>
      </text:list>
      <text:p text:style-name="P30"><text:span text:style-name="T8">The above functionality is provided to applications through the ResilientStore class, presented in </text:span><text:span text:style-name="T9">Fig.1</text:span><text:span text:style-name="T8">.</text:span></text:p>
      <text:p text:style-name="P11"/>
      <text:p text:style-name="P18"><text:span text:style-name="T4">II. </text:span><text:span text:style-name="T1">Master-Slave Transaction</text:span></text:p>
      <text:p text:style-name="P22">To ensure that a slave store can correctly replace a master store, the two stores should be strongly synchronised. <text:span text:style-name="T14">In addition, conflicts should be prevented by activities running at the same place and trying to manipulate the same resilient data of the place.</text:span></text:p>
      <text:p text:style-name="P22"/>
      <text:p text:style-name="P24">To ensure master-slave consistency and to resolve possible conflicts between local activities, the resilient store requires all read and update operations to <text:span text:style-name="T15">be issued within a transaction. To start a transaction at the current place, a call to </text:span><text:span text:style-name="T7">ResilientStore.startLocalTransaction() </text:span><text:span text:style-name="T15">should be issued. It returns an object of type </text:span><text:span text:style-name="T7">LocalTransaction</text:span><text:span text:style-name="T28">, </text:span><text:span text:style-name="T29">shown in</text:span><text:span text:style-name="T30"> Fig.2</text:span><text:span text:style-name="T29">. </text:span></text:p>
      <text:p text:style-name="P24"/>
      <text:p text:style-name="P24"><text:span text:style-name="T2">Fig.3</text:span><text:span text:style-name="T31"> shows how the ResilientStore and LocalTransaction APIs can be used by a sample application.</text:span></text:p>
      <text:p text:style-name="P26"><draw:custom-shape text:anchor-type="paragraph" draw:z-index="3" draw:style-name="gr6" svg:width="16.689cm" svg:height="11.092cm" svg:x="0.042cm" svg:y="0.034cm"><text:p/><draw:enhanced-geometry svg:viewBox="0 0 21600 21600" draw:type="rectangle" draw:enhanced-path="M 0 0 L 21600 0 21600 21600 0 21600 0 0 Z N"/></draw:custom-shape><text:soft-page-break/></text:p>
      <text:p text:style-name="P26"><text:span text:style-name="T16"><text:s/>public</text:span><text:span text:style-name="T20"> </text:span><text:span text:style-name="T16">class</text:span><text:span text:style-name="T20"> Resilient</text:span><text:span text:style-name="T21">Store</text:span><text:span text:style-name="T20"> {</text:span></text:p>
      <text:p text:style-name="P48"><text:span text:style-name="T20"><text:s text:c="4"/></text:span></text:p>
      <text:p text:style-name="P48"><text:span text:style-name="T20"><text:s text:c="4"/></text:span><text:span text:style-name="T23">/*A LocalStore is a container for a SlaveStore and a MasterStore*/</text:span></text:p>
      <text:p text:style-name="P48"><text:span text:style-name="T20"><text:s text:c="4"/></text:span><text:span text:style-name="T16">private</text:span><text:span text:style-name="T20"> </text:span><text:span text:style-name="T17">val</text:span><text:span text:style-name="T20"> plh:PlaceLocalHandle[LocalStore];</text:span></text:p>
      <text:p text:style-name="P45"/>
      <text:p text:style-name="P48"><text:span text:style-name="T20"><text:s text:c="4"/></text:span><text:span text:style-name="T23">/* Remote operation: </text:span><text:span text:style-name="T25">t</text:span><text:span text:style-name="T23">he caller of this method is the “</text:span><text:span text:style-name="T25">s</text:span><text:span text:style-name="T23">tore </text:span><text:span text:style-name="T25">c</text:span><text:span text:style-name="T23">oordinator” </text:span><text:span text:style-name="T25">place</text:span></text:p>
      <text:p text:style-name="P48"><text:span text:style-name="T23"><text:s text:c="5"/>* </text:span><text:span text:style-name="T25">The function initializes</text:span><text:span text:style-name="T23"> the place-local-handle plh at all places.</text:span></text:p>
      <text:p text:style-name="P48"><text:span text:style-name="T23"><text:s text:c="5"/>**/</text:span></text:p>
      <text:p text:style-name="P48"><text:span text:style-name="T20"><text:s text:c="4"/></text:span><text:span text:style-name="T16">public</text:span><text:span text:style-name="T20"> </text:span><text:span text:style-name="T16">static</text:span><text:span text:style-name="T20"> </text:span><text:span text:style-name="T17">def</text:span><text:span text:style-name="T20"> make(spare:Long):ResilientMap;</text:span></text:p>
      <text:p text:style-name="P48"><text:span text:style-name="T20"><text:s text:c="4"/></text:span></text:p>
      <text:p text:style-name="P48"><text:span text:style-name="T20"><text:s text:c="4"/></text:span><text:span text:style-name="T23">/* Local operation: </text:span><text:span text:style-name="T25">r</text:span><text:span text:style-name="T23">eturn the virtual place id of the caller place</text:span></text:p>
      <text:p text:style-name="P48"><text:span text:style-name="T23"><text:s text:c="5"/>* */</text:span></text:p>
      <text:p text:style-name="P48"><text:span text:style-name="T20"><text:s text:c="4"/></text:span><text:span text:style-name="T16">public</text:span><text:span text:style-name="T20"> </text:span><text:span text:style-name="T17">def</text:span><text:span text:style-name="T20"> getVirtualPlaceId():Long;</text:span></text:p>
      <text:p text:style-name="P48"><text:span text:style-name="T20"><text:s text:c="4"/></text:span></text:p>
      <text:p text:style-name="P48"><text:span text:style-name="T20"><text:s text:c="4"/></text:span><text:span text:style-name="T23">/* Local operation: </text:span><text:span text:style-name="T25">r</text:span><text:span text:style-name="T23">eturn the list of active places that can be used by the computation.</text:span></text:p>
      <text:p text:style-name="P48"><text:span text:style-name="T23"><text:s text:c="5"/>* It should be called by the application at start-up and after recovery to get </text:span></text:p>
      <text:p text:style-name="P48"><text:span text:style-name="T23"><text:s text:c="5"/>* the list of places that can be used by the computation.</text:span></text:p>
      <text:p text:style-name="P48"><text:span text:style-name="T23"><text:s text:c="5"/>*/</text:span></text:p>
      <text:p text:style-name="P48"><text:span text:style-name="T20"><text:s text:c="4"/></text:span><text:span text:style-name="T16">public</text:span><text:span text:style-name="T20"> </text:span><text:span text:style-name="T17">def</text:span><text:span text:style-name="T20"> getActivePlaces():PlaceGroup;</text:span></text:p>
      <text:p text:style-name="P48"><text:span text:style-name="T20"><text:s text:c="4"/></text:span></text:p>
      <text:p text:style-name="P48"><text:span text:style-name="T20"><text:s text:c="4"/></text:span><text:span text:style-name="T23">/* Remote operation: Called </text:span><text:span text:style-name="T25">at the store </text:span><text:span text:style-name="T23">coordinator </text:span><text:span text:style-name="T25">place. The function </text:span><text:span text:style-name="T23">tries to recover </text:span></text:p>
      <text:p text:style-name="P48"><text:span text:style-name="T23"><text:s text:c="5"/>* dead places using their </text:span><text:span text:style-name="T25">s</text:span><text:span text:style-name="T23">laves. It completes any pending transactions at slaves before</text:span></text:p>
      <text:p text:style-name="P48"><text:span text:style-name="T23"><text:s text:c="5"/>* using them for recovery. </text:span></text:p>
      <text:p text:style-name="P48"><text:span text:style-name="T23"><text:s text:c="5"/>* The function returns a map of the newly added places [place-id, place-virtual-id]</text:span></text:p>
      <text:p text:style-name="P48"><text:span text:style-name="T23"><text:s text:c="5"/>*/</text:span></text:p>
      <text:p text:style-name="P48"><text:span text:style-name="T20"><text:s text:c="4"/></text:span><text:span text:style-name="T16">public</text:span><text:span text:style-name="T20"> </text:span><text:span text:style-name="T17">def</text:span><text:span text:style-name="T20"> recoverDeadPlaces():HashMap[Long,Long]; <text:s text:c="3"/></text:span></text:p>
      <text:p text:style-name="P48"><text:span text:style-name="T20"><text:s text:c="4"/></text:span></text:p>
      <text:p text:style-name="P48"><text:span text:style-name="T20"><text:s text:c="4"/></text:span><text:span text:style-name="T23">/* Local operation:</text:span></text:p>
      <text:p text:style-name="P48"><text:span text:style-name="T23"><text:s text:c="5"/>* Start a local transaction at the caller place.</text:span></text:p>
      <text:p text:style-name="P48"><text:span text:style-name="T23"><text:s text:c="5"/>*/</text:span></text:p>
      <text:p text:style-name="P48"><text:span text:style-name="T20"><text:s text:c="4"/></text:span><text:span text:style-name="T16">public</text:span><text:span text:style-name="T20"> </text:span><text:span text:style-name="T17">def</text:span><text:span text:style-name="T20"> startLocalTransaction():LocalTransaction; <text:s text:c="3"/></text:span></text:p>
      <text:p text:style-name="P51"><text:span text:style-name="T20"><text:s/>}</text:span></text:p>
      <text:p text:style-name="P19"/>
      <text:p text:style-name="P7">Fig.1: ResilientStore API</text:p>
      <text:p text:style-name="P25"><draw:custom-shape text:anchor-type="paragraph" draw:z-index="4" draw:style-name="gr6" svg:width="16.689cm" svg:height="12.491cm" svg:x="0.025cm" svg:y="0.162cm"><text:p/><draw:enhanced-geometry svg:viewBox="0 0 21600 21600" draw:type="rectangle" draw:enhanced-path="M 0 0 L 21600 0 21600 21600 0 21600 0 0 Z N"/></draw:custom-shape></text:p>
      <text:p text:style-name="P25"><text:span text:style-name="T16"><text:s/>public</text:span><text:span text:style-name="T20"> </text:span><text:span text:style-name="T16">class</text:span><text:span text:style-name="T20"> LocalTransaction {</text:span></text:p>
      <text:p text:style-name="P46"><text:span text:style-name="T20"><text:s text:c="4"/></text:span><text:span text:style-name="T16">private</text:span><text:span text:style-name="T20"> log:TransactionLog;</text:span></text:p>
      <text:p text:style-name="P44"/>
      <text:p text:style-name="P46"><text:span text:style-name="T20"><text:s text:c="4"/></text:span><text:span text:style-name="T23">/* Local operation: updates the transaction log. Master store not impacted*/</text:span></text:p>
      <text:p text:style-name="P48"><text:span text:style-name="T20"><text:s text:c="4"/></text:span><text:span text:style-name="T16">public</text:span><text:span text:style-name="T20"> </text:span><text:span text:style-name="T17">def</text:span><text:span text:style-name="T20"> put(key:String, newValue:Cloneable):Cloneable;</text:span></text:p>
      <text:p text:style-name="P46"><text:span text:style-name="T20"><text:s text:c="4"/></text:span></text:p>
      <text:p text:style-name="P46"><text:span text:style-name="T20"><text:s text:c="4"/></text:span><text:span text:style-name="T23">/* Local operation: deletes the value of the transaction log. Master store not impacted*/</text:span></text:p>
      <text:p text:style-name="P48"><text:span text:style-name="T20"><text:s text:c="4"/></text:span><text:span text:style-name="T16">public</text:span><text:span text:style-name="T20"> </text:span><text:span text:style-name="T17">def</text:span><text:span text:style-name="T20"> delete(key:String):Cloneable;</text:span></text:p>
      <text:p text:style-name="P46"><text:span text:style-name="T20"><text:s text:c="4"/></text:span></text:p>
      <text:p text:style-name="P46"><text:span text:style-name="T20"><text:s text:c="4"/></text:span><text:span text:style-name="T23">/* Local operation: gets the value from the transaction log*/</text:span></text:p>
      <text:p text:style-name="P48"><text:span text:style-name="T20"><text:s text:c="4"/></text:span><text:span text:style-name="T16">public</text:span><text:span text:style-name="T20"> </text:span><text:span text:style-name="T17">def</text:span><text:span text:style-name="T20"> get(key:String):Cloneable;</text:span></text:p>
      <text:p text:style-name="P46"><text:span text:style-name="T20"><text:s text:c="4"/></text:span></text:p>
      <text:p text:style-name="P47"><text:span text:style-name="T20"><text:s text:c="4"/></text:span><text:span text:style-name="T23">/* Remote operation: </text:span><text:span text:style-name="T24">f</text:span><text:span text:style-name="T23">irst check for local conflicts. If no conflicts exist, send the <text:s text:c="6"/></text:span></text:p>
      <text:p text:style-name="P47"><text:span text:style-name="T23"><text:s text:c="5"/>* transaction log to the slave store. The slave store will keep the log as a pending</text:span></text:p>
      <text:p text:style-name="P47"><text:span text:style-name="T23"><text:s text:c="5"/>* transaction.</text:span></text:p>
      <text:p text:style-name="P46"><text:span text:style-name="T23"><text:s text:c="5"/>* </text:span></text:p>
      <text:p text:style-name="P46"><text:span text:style-name="T23"><text:s text:c="5"/>* If the master dies before completing prepared transactions, </text:span></text:p>
      <text:p text:style-name="P46"><text:span text:style-name="T23"><text:s text:c="5"/>* the store coordinator should complete the pending transactions at the slave.</text:span></text:p>
      <text:p text:style-name="P46"><text:span text:style-name="T23"><text:s text:c="5"/>**/</text:span></text:p>
      <text:p text:style-name="P48"><text:span text:style-name="T20"><text:s text:c="4"/></text:span><text:span text:style-name="T16">public</text:span><text:span text:style-name="T20"> </text:span><text:span text:style-name="T17">def</text:span><text:span text:style-name="T20"> prepare():Boolean; <text:s text:c="3"/></text:span></text:p>
      <text:p text:style-name="P46"><text:span text:style-name="T20"><text:s text:c="4"/></text:span></text:p>
      <text:p text:style-name="P46"><text:span text:style-name="T20"><text:s text:c="4"/></text:span><text:span text:style-name="T23">/* Remote operation: </text:span><text:span text:style-name="T24">n</text:span><text:span text:style-name="T23">otify the slave to commit, then apply the transaction log </text:span></text:p>
      <text:p text:style-name="P46"><text:span text:style-name="T23"><text:s text:c="5"/>* changes at the local master store.</text:span></text:p>
      <text:p text:style-name="P46"><text:span text:style-name="T23"><text:s text:c="5"/>* </text:span></text:p>
      <text:p text:style-name="P46"><text:span text:style-name="T23"><text:s text:c="5"/>* If the slave is dead, ignore it, the application should be able to </text:span></text:p>
      <text:p text:style-name="P46"><text:span text:style-name="T23"><text:s text:c="5"/>* detect that failure and trigger the recovery process.</text:span></text:p>
      <text:p text:style-name="P46"><text:span text:style-name="T23"><text:s text:c="5"/>* */</text:span></text:p>
      <text:p text:style-name="P48"><text:span text:style-name="T20"><text:s text:c="4"/></text:span><text:span text:style-name="T16">public</text:span><text:span text:style-name="T20"> </text:span><text:span text:style-name="T17">def</text:span><text:span text:style-name="T20"> commit():</text:span><text:span text:style-name="T16">void</text:span><text:span text:style-name="T20">;</text:span></text:p>
      <text:p text:style-name="P46"><text:span text:style-name="T20"><text:s text:c="4"/></text:span></text:p>
      <text:p text:style-name="P46"><text:span text:style-name="T20"><text:s text:c="4"/></text:span><text:span text:style-name="T23">/*Remote operation: </text:span></text:p>
      <text:p text:style-name="P46"><text:span text:style-name="T23"><text:s text:c="5"/>* Notify the slave to rollback. The slave will delete the pending transaction log.</text:span></text:p>
      <text:p text:style-name="P46"><text:span text:style-name="T23"><text:s text:c="5"/>* </text:span></text:p>
      <text:p text:style-name="P46"><text:span text:style-name="T23"><text:s text:c="5"/>* If the slave is dead, ignore it, the application should be able to </text:span></text:p>
      <text:p text:style-name="P46"><text:span text:style-name="T23"><text:s text:c="5"/>* detect that failure and trigger the recovery process.</text:span></text:p>
      <text:p text:style-name="P46"><text:span text:style-name="T23"><text:s text:c="5"/>* */</text:span></text:p>
      <text:p text:style-name="P48"><text:span text:style-name="T20"><text:s text:c="4"/></text:span><text:span text:style-name="T16">public</text:span><text:span text:style-name="T20"> </text:span><text:span text:style-name="T17">def</text:span><text:span text:style-name="T20"> rollback():</text:span><text:span text:style-name="T16">void</text:span><text:span text:style-name="T20">;</text:span></text:p>
      <text:p text:style-name="P46"><text:span text:style-name="T20"><text:s/>}</text:span></text:p>
      <text:p text:style-name="P25"><text:span text:style-name="T20"/></text:p>
      <text:p text:style-name="P8">Fig.<text:span text:style-name="T27">2</text:span>: <text:span text:style-name="T27">LocalTransaction</text:span> API</text:p>
      <text:p text:style-name="P14"/>
      <text:p text:style-name="P14"><draw:custom-shape text:anchor-type="paragraph" draw:z-index="5" draw:style-name="gr6" svg:width="16.689cm" svg:height="7.677cm" svg:x="-0.127cm" svg:y="0.247cm"><text:p/><draw:enhanced-geometry svg:viewBox="0 0 21600 21600" draw:type="rectangle" draw:enhanced-path="M 0 0 L 21600 0 21600 21600 0 21600 0 0 Z N"/></draw:custom-shape><text:soft-page-break/></text:p>
      <text:p text:style-name="P27"><text:span text:style-name="T18">val</text:span><text:span text:style-name="T20"> spare = 3;</text:span></text:p>
      <text:p text:style-name="P49"><text:span text:style-name="T18">val</text:span><text:span text:style-name="T20"> map = ResilientMap.make(spare);</text:span></text:p>
      <text:p text:style-name="P49"><text:span text:style-name="T18">var</text:span><text:span text:style-name="T20"> done:Boolean = </text:span><text:span text:style-name="T16">false</text:span><text:span text:style-name="T20">;</text:span></text:p>
      <text:p text:style-name="P46"><text:span text:style-name="T16">while</text:span><text:span text:style-name="T20"> (!done) {</text:span></text:p>
      <text:p text:style-name="P49"><text:span text:style-name="T20"><text:s text:c="4"/></text:span><text:span text:style-name="T18">val</text:span><text:span text:style-name="T20"> activePlaces = map.getActivePlaces();</text:span></text:p>
      <text:p text:style-name="P46"><text:span text:style-name="T20"><text:s text:c="4"/></text:span><text:span text:style-name="T16">try</text:span><text:span text:style-name="T20"> {</text:span></text:p>
      <text:p text:style-name="P49"><text:span text:style-name="T20"><text:s text:c="8"/></text:span><text:span text:style-name="T18">finish</text:span><text:span text:style-name="T20"> </text:span><text:span text:style-name="T18">foreach</text:span><text:span text:style-name="T20">(p </text:span><text:span text:style-name="T18">in</text:span><text:span text:style-name="T20"> activePlaces) {</text:span></text:p>
      <text:p text:style-name="P46"><text:span text:style-name="T20"><text:s text:c="12"/>val tx = map.startLocalTransaction();</text:span></text:p>
      <text:p text:style-name="P46"><text:span text:style-name="T20"><text:s text:c="12"/>val x = tx.get(</text:span><text:span text:style-name="T26">"X"</text:span><text:span text:style-name="T20">); <text:s text:c="10"/></text:span></text:p>
      <text:p text:style-name="P46"><text:span text:style-name="T20"><text:s text:c="12"/>val y = process(x);</text:span></text:p>
      <text:p text:style-name="P46"><text:span text:style-name="T20"><text:s text:c="12"/>tx.put(</text:span><text:span text:style-name="T26">"Y"</text:span><text:span text:style-name="T20">, y);</text:span></text:p>
      <text:p text:style-name="P46"><text:span text:style-name="T20"><text:s text:c="12"/></text:span><text:span text:style-name="T16">if</text:span><text:span text:style-name="T20"> (tx.prepare()) </text:span></text:p>
      <text:p text:style-name="P46"><text:span text:style-name="T20"><text:s text:c="16"/>tx.commit();</text:span></text:p>
      <text:p text:style-name="P46"><text:span text:style-name="T20"><text:s text:c="12"/></text:span><text:span text:style-name="T16">else</text:span></text:p>
      <text:p text:style-name="P46"><text:span text:style-name="T20"><text:s text:c="16"/>tx.rollback();</text:span></text:p>
      <text:p text:style-name="P46"><text:span text:style-name="T20"><text:s text:c="8"/>}</text:span></text:p>
      <text:p text:style-name="P46"><text:span text:style-name="T20"><text:s text:c="8"/>done = </text:span><text:span text:style-name="T16">true</text:span><text:span text:style-name="T20">;</text:span></text:p>
      <text:p text:style-name="P46"><text:span text:style-name="T20"><text:s text:c="4"/>}</text:span></text:p>
      <text:p text:style-name="P46"><text:span text:style-name="T20"><text:s text:c="4"/></text:span><text:span text:style-name="T16">catch</text:span><text:span text:style-name="T20">(dpe:DeadPlaceException) {</text:span></text:p>
      <text:p text:style-name="P46"><text:span text:style-name="T20"><text:s text:c="8"/>map.recoverDeadPlaces();</text:span></text:p>
      <text:p text:style-name="P46"><text:span text:style-name="T20"><text:s text:c="4"/>}</text:span></text:p>
      <text:p text:style-name="P46"><text:span text:style-name="T20">}</text:span></text:p>
      <text:p text:style-name="P14"/>
      <text:p text:style-name="P9">Fig.<text:span text:style-name="T32">3</text:span>: <text:span text:style-name="T32">Sample program using the ResilientStore APIs</text:span></text:p>
      <text:p text:style-name="P12"/>
      <text:p text:style-name="P6"><text:span text:style-name="T33">III. Preparing a LocalTransaction</text:span></text:p>
      <text:p text:style-name="P34">All get/put/delete operations are logged at the master place. When <text:span text:style-name="T6">prepare()</text:span> is called, the log is transferred from the master to the slave. Only at that point the when the slave becomes aware of the existence of this transaction.</text:p>
      <text:p text:style-name="P34"/>
      <table:table table:name="Table1" table:style-name="Table1">
        <table:table-column table:style-name="Table1.A"/>
        <table:table-column table:style-name="Table1.B"/>
        <table:table-row>
          <table:table-cell table:style-name="Table1.A1" office:value-type="string">
            <text:p text:style-name="P55">Time slave dies</text:p>
          </table:table-cell>
          <table:table-cell table:style-name="Table1.B1" office:value-type="string">
            <text:p text:style-name="P55">Impact on <text:span text:style-name="T38">master</text:span></text:p>
          </table:table-cell>
        </table:table-row>
        <table:table-row>
          <table:table-cell table:style-name="Table1.A2" office:value-type="string">
            <text:p text:style-name="P53">Before prepare() is called</text:p>
          </table:table-cell>
          <table:table-cell table:style-name="Table1.B2" office:value-type="string">
            <text:p text:style-name="P53">prepare() will return false, which implies that the caller must rollback the transaction</text:p>
          </table:table-cell>
        </table:table-row>
        <table:table-row>
          <table:table-cell table:style-name="Table1.A2" office:value-type="string">
            <text:p text:style-name="P53">After prepare() was successful, but before commit/rollback is called</text:p>
          </table:table-cell>
          <table:table-cell table:style-name="Table1.B2" office:value-type="string">
            <text:p text:style-name="P53">The master ignores the slave, and commits/rolls-back locally.</text:p>
            <text:p text:style-name="P53">The application should be able to detect the failure, <text:span text:style-name="T39">and invokes ResilientStore.recoverDeadPlaces()</text:span></text:p>
          </table:table-cell>
        </table:table-row>
      </table:table>
      <text:p text:style-name="P13"/>
      <table:table table:name="Table2" table:style-name="Table2">
        <table:table-column table:style-name="Table2.A"/>
        <table:table-column table:style-name="Table2.B"/>
        <table:table-row>
          <table:table-cell table:style-name="Table2.A1" office:value-type="string">
            <text:p text:style-name="P57">Time master dies</text:p>
          </table:table-cell>
          <table:table-cell table:style-name="Table2.B1" office:value-type="string">
            <text:p text:style-name="P56">Impact on <text:span text:style-name="T38">slave</text:span></text:p>
          </table:table-cell>
        </table:table-row>
        <table:table-row>
          <table:table-cell table:style-name="Table2.A2" office:value-type="string">
            <text:p text:style-name="P58">Before prepare() is called</text:p>
          </table:table-cell>
          <table:table-cell table:style-name="Table2.B2" office:value-type="string">
            <text:p text:style-name="P58">The transaction has failed.</text:p>
            <text:p text:style-name="P58">Slave is unaware of the transaction, and its data is consistent</text:p>
          </table:table-cell>
        </table:table-row>
        <table:table-row>
          <table:table-cell table:style-name="Table2.A2" office:value-type="string">
            <text:p text:style-name="P54">After prepare() was successful, but before commit/rollback is called</text:p>
          </table:table-cell>
          <table:table-cell table:style-name="Table2.B2" office:value-type="string">
            <text:p text:style-name="P58">The slave now has a pending transaction, that must be resolved by the resilient store coordinator</text:p>
          </table:table-cell>
        </table:table-row>
      </table:table>
      <text:p text:style-name="P13"/>
      <text:p text:style-name="P4"><text:span text:style-name="T33">III. Group Transaction</text:span></text:p>
      <text:p text:style-name="P31">In the program <text:span text:style-name="T36">of</text:span> Fig.3, deciding whether to commit or rollback a transaction <text:span text:style-name="T34">is</text:span> based <text:span text:style-name="T36">on</text:span> the state of the current place <text:span text:style-name="T36">only</text:span>. In some applications, that decision may depend on the states of other places as well. <text:span text:style-name="T34">Consider, for instance, a SPMD-style application that performs coordinated checkpointing. To ensure the consistency of a checkpoint, all places need to agree whether to commit or rollback the checkpointing transaction.</text:span></text:p>
      <text:p text:style-name="P33"/>
      <text:p text:style-name="P33">To support this model, the ResilientStore and LocalTransaction APIs can be combined by a collective agreement algorithm (i.e. Team.agree()). Each place prepares its local transaction, and participates in the agreement algorithm by its <text:span text:style-name="T6">prepare()</text:span> outcome. If all places agree that all their transactions are prepared to commit, they all commit. Otherwise, they all rollback. <text:span text:style-name="T35">See </text:span><text:span text:style-name="T5">Fig.4</text:span><text:span text:style-name="T35"> for a code example.</text:span></text:p>
      <text:p text:style-name="P43"><text:soft-page-break/>Limitation: <text:span text:style-name="T37">Team.agree() is available only on the MPI-ULFM transport of X10.</text:span></text:p>
      <text:p text:style-name="P29"/>
      <text:p text:style-name="P28"><draw:custom-shape text:anchor-type="paragraph" draw:z-index="6" draw:style-name="gr6" svg:width="16.423cm" svg:height="8.228cm" svg:x="-0.201cm" svg:y="0.155cm"><text:p/><draw:enhanced-geometry svg:viewBox="0 0 21600 21600" draw:type="rectangle" draw:enhanced-path="M 0 0 L 21600 0 21600 21600 0 21600 0 0 Z N"/></draw:custom-shape></text:p>
      <text:p text:style-name="P28"><text:span text:style-name="T18">val</text:span><text:span text:style-name="T20"> spare = 3;</text:span></text:p>
      <text:p text:style-name="P50"><text:span text:style-name="T18">val</text:span><text:span text:style-name="T20"> map = ResilientMap.make(spare);</text:span></text:p>
      <text:p text:style-name="P50"><text:span text:style-name="T18">var</text:span><text:span text:style-name="T20"> done:Boolean = </text:span><text:span text:style-name="T16">false</text:span><text:span text:style-name="T20">;</text:span></text:p>
      <text:p text:style-name="P50"><text:span text:style-name="T16">while</text:span><text:span text:style-name="T20"> (!done) {</text:span></text:p>
      <text:p text:style-name="P50"><text:span text:style-name="T20"><text:s text:c="4"/></text:span><text:span text:style-name="T18">val</text:span><text:span text:style-name="T20"> activePlaces = map.getActivePlaces();</text:span></text:p>
      <text:p text:style-name="P50"><text:span text:style-name="T20"><text:s text:c="4"/></text:span><text:span text:style-name="T18">val</text:span><text:span text:style-name="T22"> team = </text:span><text:span text:style-name="T19">new</text:span><text:span text:style-name="T22"> Team(activePlaces);</text:span></text:p>
      <text:p text:style-name="P50"><text:span text:style-name="T20"><text:s text:c="4"/></text:span><text:span text:style-name="T16">try</text:span><text:span text:style-name="T20"> {</text:span></text:p>
      <text:p text:style-name="P50"><text:span text:style-name="T20"><text:s text:c="8"/></text:span><text:span text:style-name="T18">finish</text:span><text:span text:style-name="T20"> </text:span><text:span text:style-name="T18">foreach</text:span><text:span text:style-name="T20">(p </text:span><text:span text:style-name="T18">in</text:span><text:span text:style-name="T20"> activePlaces) {</text:span></text:p>
      <text:p text:style-name="P50"><text:span text:style-name="T20"><text:s text:c="12"/>val tx = map.startLocalTransaction();</text:span></text:p>
      <text:p text:style-name="P50"><text:span text:style-name="T20"><text:s text:c="12"/>val x = tx.get(</text:span><text:span text:style-name="T26">"X"</text:span><text:span text:style-name="T20">); <text:s text:c="10"/></text:span></text:p>
      <text:p text:style-name="P50"><text:span text:style-name="T20"><text:s text:c="12"/>val y = process(x);</text:span></text:p>
      <text:p text:style-name="P50"><text:span text:style-name="T20"><text:s text:c="12"/>tx.put(</text:span><text:span text:style-name="T26">"Y"</text:span><text:span text:style-name="T20">, y);</text:span></text:p>
      <text:p text:style-name="P50"><text:span text:style-name="T20"><text:s text:c="12"/></text:span><text:span text:style-name="T18">val</text:span><text:span text:style-name="T22"> allPrepared = <text:s/>team.agree( tx.prepare() );</text:span></text:p>
      <text:p text:style-name="P50"><text:span text:style-name="T20"><text:s text:c="12"/></text:span><text:span text:style-name="T16">if</text:span><text:span text:style-name="T20"> (</text:span><text:span text:style-name="T22">allPrepared</text:span><text:span text:style-name="T20">) </text:span></text:p>
      <text:p text:style-name="P50"><text:span text:style-name="T20"><text:s text:c="16"/>tx.commit();</text:span></text:p>
      <text:p text:style-name="P50"><text:span text:style-name="T20"><text:s text:c="12"/></text:span><text:span text:style-name="T16">else</text:span></text:p>
      <text:p text:style-name="P50"><text:span text:style-name="T20"><text:s text:c="16"/>tx.rollback();</text:span></text:p>
      <text:p text:style-name="P50"><text:span text:style-name="T20"><text:s text:c="8"/>}</text:span></text:p>
      <text:p text:style-name="P50"><text:span text:style-name="T20"><text:s text:c="8"/>done = </text:span><text:span text:style-name="T16">true</text:span><text:span text:style-name="T20">;</text:span></text:p>
      <text:p text:style-name="P50"><text:span text:style-name="T20"><text:s text:c="4"/>}</text:span></text:p>
      <text:p text:style-name="P50"><text:span text:style-name="T20"><text:s text:c="4"/></text:span><text:span text:style-name="T16">catch</text:span><text:span text:style-name="T20">(dpe:DeadPlaceException) {</text:span></text:p>
      <text:p text:style-name="P50"><text:span text:style-name="T20"><text:s text:c="8"/>map.recoverDeadPlaces();</text:span></text:p>
      <text:p text:style-name="P50"><text:span text:style-name="T20"><text:s text:c="4"/>}</text:span></text:p>
      <text:p text:style-name="P52"><text:span text:style-name="T20">}</text:span></text:p>
      <text:p text:style-name="P32"/>
      <text:p text:style-name="P10">Fig.<text:span text:style-name="T34">4</text:span>: <text:span text:style-name="T34">Group Transaction using Team.agree</text:span></text:p>
      <text:p text:style-name="P5"/>
      <text:p text:style-name="P15"><text:span text:style-name="T42">IV. </text:span>Recovering Slave Pending Transactions</text:p>
      <text:p text:style-name="P38">When a master place dies between calling prepare() and commit()/rollback(), the slave place remains with a pending transaction. If this transaction is a single-place transaction, it can be ignored. However, if it is a group transaction, it must be recovered. The slave place must know the decision that other places have reached before the master died. If the group agreed to commit, the slave must also commit the pending transaction. If they agreed to rollback, the slave must rollback.</text:p>
      <text:p text:style-name="P35"/>
      <text:p text:style-name="P35">In order for the resilient store coordinator to be able to recover pending group transactions, it requires the following:</text:p>
      <text:list xml:id="list725944747826572398" text:style-name="L11">
        <text:list-item>
          <text:p text:style-name="P36">A group transaction must use the same id at all <text:span text:style-name="T40">group </text:span>places.</text:p>
        </text:list-item>
        <text:list-item>
          <text:p text:style-name="P36">Each master place records the ids of the committed transactions, and rolled-back transactions.</text:p>
        </text:list-item>
        <text:list-item>
          <text:p text:style-name="P36">When a pending transaction is detected, the coordinator checks all active places to know if there was another place participating in that transaction.</text:p>
        </text:list-item>
        <text:list-item>
          <text:p text:style-name="P36">If another participant was found, it is asked for the status of the transaction. If it was committed, the coordinator issues a commit() at the slave for that pending transaction. Otherwise, it issues a rollback() request.</text:p>
        </text:list-item>
      </text:list>
      <text:p text:style-name="P35"/>
      <text:p text:style-name="P39">The above ensures th<text:span text:style-name="T41">at the data at the slave place is consistent, before using it to recover the master plac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16"><text:soft-page-break/><text:span text:style-name="T42">V. LULESH Performance</text:span></text:p>
      <text:p text:style-name="P35"/>
      <text:p text:style-name="P40">No. of spare places: 3</text:p>
      <text:p text:style-name="P41">Problem size:30</text:p>
      <text:p text:style-name="P40">No. of iterations:50</text:p>
      <text:p text:style-name="P40">checkpoining interval: 10 iterations</text:p>
      <text:p text:style-name="P40">kill a random place at iteration:5,<text:span text:style-name="T43">2</text:span>5,<text:span text:style-name="T43">4</text:span>5</text:p>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C"/>
        <table:table-column table:style-name="Table3.I"/>
        <table:table-column table:style-name="Table3.J"/>
        <table:table-column table:style-name="Table3.K"/>
        <table:table-row table:style-name="Table3.1">
          <table:table-cell table:style-name="Table3.A1" table:number-rows-spanned="2" office:value-type="string">
            <text:p text:style-name="P59">#Places</text:p>
          </table:table-cell>
          <table:table-cell table:style-name="Table3.A1" table:number-rows-spanned="2" office:value-type="string">
            <text:p text:style-name="P60">Average step</text:p>
          </table:table-cell>
          <table:table-cell table:style-name="Table3.A1" table:number-columns-spanned="2" office:value-type="string">
            <text:p text:style-name="P63">Single Checkpoint</text:p>
          </table:table-cell>
          <table:covered-table-cell/>
          <table:table-cell table:style-name="Table3.A1" table:number-columns-spanned="6" office:value-type="string">
            <text:p text:style-name="P63">Single Recovery</text:p>
          </table:table-cell>
          <table:covered-table-cell/>
          <table:covered-table-cell/>
          <table:covered-table-cell/>
          <table:covered-table-cell/>
          <table:covered-table-cell/>
          <table:table-cell table:style-name="Table3.K1" table:number-rows-spanned="2" office:value-type="string">
            <text:p text:style-name="P63">Sum of Recovery </text:p>
            <text:p text:style-name="P63">items</text:p>
          </table:table-cell>
        </table:table-row>
        <table:table-row>
          <table:covered-table-cell/>
          <table:covered-table-cell/>
          <table:table-cell table:style-name="Table3.C2" office:value-type="string">
            <text:p text:style-name="P61"><text:span text:style-name="T44">Put</text:span> data</text:p>
          </table:table-cell>
          <table:table-cell table:style-name="Table3.C2" office:value-type="string">
            <text:p text:style-name="P61">agree</text:p>
          </table:table-cell>
          <table:table-cell table:style-name="Table3.C2" office:value-type="string">
            <text:p text:style-name="P63">Detect</text:p>
          </table:table-cell>
          <table:table-cell table:style-name="Table3.C2" office:value-type="string">
            <text:p text:style-name="P63">Recover Resilient Store</text:p>
          </table:table-cell>
          <table:table-cell table:style-name="Table3.C2" office:value-type="string">
            <text:p text:style-name="P63">App</text:p>
            <text:p text:style-name="P63">Remake</text:p>
          </table:table-cell>
          <table:table-cell table:style-name="Table3.C2" office:value-type="string">
            <text:p text:style-name="P63">New</text:p>
            <text:p text:style-name="P63">Team</text:p>
          </table:table-cell>
          <table:table-cell table:style-name="Table3.C2" office:value-type="string">
            <text:p text:style-name="P63">Get data</text:p>
          </table:table-cell>
          <table:table-cell table:style-name="Table3.C2" office:value-type="string">
            <text:p text:style-name="P63">Agree</text:p>
          </table:table-cell>
          <table:covered-table-cell/>
        </table:table-row>
        <table:table-row>
          <table:table-cell table:style-name="Table3.C2" office:value-type="string">
            <text:p text:style-name="P65">216</text:p>
          </table:table-cell>
          <table:table-cell table:style-name="Table3.C2" office:value-type="string">
            <text:p text:style-name="P62"/>
          </table:table-cell>
          <table:table-cell table:style-name="Table3.C2" office:value-type="string">
            <text:p text:style-name="P61"/>
          </table:table-cell>
          <table:table-cell table:style-name="Table3.C2" office:value-type="string">
            <text:p text:style-name="P61"/>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K3" office:value-type="string">
            <text:p text:style-name="P63"/>
          </table:table-cell>
        </table:table-row>
        <table:table-row>
          <table:table-cell table:style-name="Table3.C2" office:value-type="string">
            <text:p text:style-name="P65">343</text:p>
          </table:table-cell>
          <table:table-cell table:style-name="Table3.C2" office:value-type="string">
            <text:p text:style-name="P62"/>
          </table:table-cell>
          <table:table-cell table:style-name="Table3.C2" office:value-type="string">
            <text:p text:style-name="P61"/>
          </table:table-cell>
          <table:table-cell table:style-name="Table3.C2" office:value-type="string">
            <text:p text:style-name="P61"/>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K3" office:value-type="string">
            <text:p text:style-name="P63"/>
          </table:table-cell>
        </table:table-row>
        <table:table-row>
          <table:table-cell table:style-name="Table3.C2" office:value-type="string">
            <text:p text:style-name="P65">512</text:p>
          </table:table-cell>
          <table:table-cell table:style-name="Table3.C2" office:value-type="string">
            <text:p text:style-name="P62"/>
          </table:table-cell>
          <table:table-cell table:style-name="Table3.C2" office:value-type="string">
            <text:p text:style-name="P61"/>
          </table:table-cell>
          <table:table-cell table:style-name="Table3.C2" office:value-type="string">
            <text:p text:style-name="P61"/>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K3" office:value-type="string">
            <text:p text:style-name="P63"/>
          </table:table-cell>
        </table:table-row>
        <table:table-row>
          <table:table-cell table:style-name="Table3.C2" office:value-type="string">
            <text:p text:style-name="P65">729</text:p>
          </table:table-cell>
          <table:table-cell table:style-name="Table3.C2" office:value-type="string">
            <text:p text:style-name="P62"/>
          </table:table-cell>
          <table:table-cell table:style-name="Table3.C2" office:value-type="string">
            <text:p text:style-name="P61"/>
          </table:table-cell>
          <table:table-cell table:style-name="Table3.C2" office:value-type="string">
            <text:p text:style-name="P61"/>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K3" office:value-type="string">
            <text:p text:style-name="P63"/>
          </table:table-cell>
        </table:table-row>
        <table:table-row>
          <table:table-cell table:style-name="Table3.C2" office:value-type="string">
            <text:p text:style-name="P65">1000</text:p>
          </table:table-cell>
          <table:table-cell table:style-name="Table3.C2" office:value-type="string">
            <text:p text:style-name="P62"/>
          </table:table-cell>
          <table:table-cell table:style-name="Table3.C2" office:value-type="string">
            <text:p text:style-name="P61"/>
          </table:table-cell>
          <table:table-cell table:style-name="Table3.C2" office:value-type="string">
            <text:p text:style-name="P61"/>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C2" office:value-type="string">
            <text:p text:style-name="P63"/>
          </table:table-cell>
          <table:table-cell table:style-name="Table3.K3" office:value-type="string">
            <text:p text:style-name="P63"/>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3:29:13.116491813</meta:creation-date>
    <dc:date>2016-09-26T21:49:02.144964364</dc:date>
    <meta:editing-duration>PT7H46M41S</meta:editing-duration>
    <meta:editing-cycles>52</meta:editing-cycles>
    <meta:generator>LibreOffice/4.2.8.2$Linux_X86_64 LibreOffice_project/420m0$Build-2</meta:generator>
    <meta:document-statistic meta:table-count="3" meta:image-count="0" meta:object-count="0" meta:page-count="5" meta:paragraph-count="192" meta:word-count="1497" meta:character-count="10178" meta:non-whitespace-character-count="8187"/>
  </office:meta>
</office:document-meta>
</file>